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BeanRegistrationAotProcessorTests.shouldSkipAnnotatedTypeWithNo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BeanRegistrationAotProcessorTests.createContribu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OnTypeBean.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BeanRegistrationAotProcessorTests.shouldProcessJakartaTransactional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BeanRegistrationAotProcessorTests.shouldSkipNonAnnota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OnClassMethodBean.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kartaTransactionalOnTypeBean.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BeanRegistrationAotProcessorTests.shouldProcessTransactionalOnClas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AnnotatedBean.no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OnInterfaceMethodBean.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BeanRegistrationAotProcessorTests.process( Class &lt; ? &gt;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BeanRegistrationAotProcessorTests.shouldProcessTransactionalOnInterfa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BeanRegistrationAotProcessorTests.shouldProcessTransactional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InterfaceBean.no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BeanRegistrationAotProcessorTests.shouldProcessTransactional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